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3.687cm" fo:min-width="3.31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2.163cm" fo:min-width="2.421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417cm" fo:min-width="2.256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163cm" fo:min-width="2.4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1.783cm" fo:min-width="0.866cm"/>
    </style:style>
    <style:style style:name="gr9" style:family="graphic" style:parent-style-name="standard">
      <style:graphic-properties draw:stroke="none" svg:stroke-color="#00cccc" draw:fill-color="#cc99ff" draw:textarea-horizontal-align="justify" draw:textarea-vertical-align="middle" draw:auto-grow-height="false" fo:min-height="2.163cm" fo:min-width="2.421cm"/>
    </style:style>
    <style:style style:name="gr10" style:family="graphic" style:parent-style-name="standard">
      <style:graphic-properties draw:stroke="none" svg:stroke-color="#00cccc" draw:fill-color="#83caff" draw:textarea-horizontal-align="justify" draw:textarea-vertical-align="middle" draw:auto-grow-height="false" fo:min-height="1.528cm" fo:min-width="3.818cm"/>
    </style:style>
    <style:style style:name="gr11" style:family="graphic" style:parent-style-name="standard">
      <style:graphic-properties draw:stroke="none" svg:stroke-color="#00cccc" draw:fill-color="#83caff" draw:textarea-horizontal-align="justify" draw:textarea-vertical-align="middle" draw:auto-grow-height="false" fo:min-height="1.782cm" fo:min-width="2.421cm"/>
    </style:style>
    <style:style style:name="gr12" style:family="graphic" style:parent-style-name="standard">
      <style:graphic-properties draw:stroke="none" svg:stroke-color="#00cccc" draw:fill-color="#83caff" draw:textarea-horizontal-align="justify" draw:textarea-vertical-align="middle" draw:auto-grow-height="false" fo:min-height="1.528cm" fo:min-width="4.58cm"/>
    </style:style>
    <style:style style:name="gr13" style:family="graphic" style:parent-style-name="standard">
      <style:graphic-properties draw:fill-color="#66ff99" draw:textarea-horizontal-align="justify" draw:textarea-vertical-align="middle" draw:auto-grow-height="false" fo:min-height="4.195cm" fo:min-width="3.056cm"/>
    </style:style>
    <style:style style:name="gr14" style:family="graphic" style:parent-style-name="standard">
      <style:graphic-properties draw:fill-color="#ccff00" draw:textarea-horizontal-align="justify" draw:textarea-vertical-align="middle" draw:auto-grow-height="false" fo:min-height="2.544cm" fo:min-width="2.548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3.814cm" fo:min-width="3.437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3.306cm" fo:min-width="2.929cm"/>
    </style:style>
    <style:style style:name="gr17" style:family="graphic" style:parent-style-name="objectwithoutfill">
      <style:graphic-properties svg:stroke-color="#339966"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000000" draw:fill-color="#ffa89a" draw:textarea-horizontal-align="justify" draw:textarea-vertical-align="middle" draw:auto-grow-height="false" fo:min-height="2.799cm" fo:min-width="2.232cm"/>
    </style:style>
    <style:style style:name="gr19" style:family="graphic" style:parent-style-name="standard">
      <style:graphic-properties draw:stroke="solid" svg:stroke-color="#000000" draw:fill-color="#cc99ff" draw:textarea-horizontal-align="justify" draw:textarea-vertical-align="middle" draw:auto-grow-height="false" fo:min-height="2.671cm" fo:min-width="2.548cm"/>
    </style:style>
    <style:style style:name="gr20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818cm"/>
    </style:style>
    <style:style style:name="gr21" style:family="graphic" style:parent-style-name="standard">
      <style:graphic-properties draw:stroke="solid" svg:stroke-color="#000000" draw:fill-color="#66ffff" draw:textarea-horizontal-align="justify" draw:textarea-vertical-align="middle" draw:auto-grow-height="false" fo:min-height="1.782cm" fo:min-width="2.421cm"/>
    </style:style>
    <style:style style:name="gr22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691cm"/>
    </style:style>
    <style:style style:name="gr23" style:family="graphic" style:parent-style-name="objectwithoutfill">
      <style:graphic-properties draw:stroke="dash" draw:stroke-dash="Dashed_20__28_var_29_" svg:stroke-color="#ff00cc" draw:marker-end="Arrow" draw:marker-end-width="0.3cm" draw:fill="none" draw:textarea-vertical-align="bottom"/>
    </style:style>
    <style:style style:name="gr24" style:family="graphic" style:parent-style-name="objectwithoutfill">
      <style:graphic-properties draw:stroke="dash" draw:stroke-dash="Dashed_20__28_var_29_" svg:stroke-color="#ff33ff" draw:marker-end="Arrow" draw:marker-end-width="0.3cm" draw:fill="none" draw:textarea-vertical-align="botto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5.465cm" fo:min-width="4.326cm"/>
    </style:style>
    <style:style style:name="P1" style:family="paragraph">
      <style:paragraph-properties fo:text-align="end"/>
    </style:style>
    <style:style style:name="P2" style:family="paragraph">
      <loext:graphic-properties draw:fill-color="#66ff99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ccff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-color="#cc99ff"/>
      <style:paragraph-properties fo:text-align="center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83caff"/>
      <style:paragraph-properties fo:text-align="center"/>
      <style:text-properties fo:font-size="12pt"/>
    </style:style>
    <style:style style:name="P13" style:family="paragraph">
      <style:paragraph-properties fo:text-align="start"/>
      <style:text-properties fo:font-size="12pt"/>
    </style:style>
    <style:style style:name="P14" style:family="paragraph">
      <loext:graphic-properties draw:fill-color="#83caff"/>
      <style:paragraph-properties fo:text-align="start"/>
      <style:text-properties fo:font-size="12pt"/>
    </style:style>
    <style:style style:name="P15" style:family="paragraph">
      <loext:graphic-properties draw:fill-color="#ccff00"/>
      <style:paragraph-properties fo:text-align="start"/>
    </style:style>
    <style:style style:name="P16" style:family="paragraph">
      <loext:graphic-properties draw:fill-color="#ffcc00"/>
      <style:paragraph-properties fo:text-align="start"/>
    </style:style>
    <style:style style:name="P17" style:family="paragraph">
      <style:paragraph-properties fo:text-align="start"/>
      <style:text-properties fo:font-size="15pt" style:font-size-asian="15pt" style:font-size-complex="15pt"/>
    </style:style>
    <style:style style:name="P18" style:family="paragraph">
      <loext:graphic-properties draw:fill-color="#ffa89a"/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-color="#66ffff"/>
      <style:paragraph-properties fo:text-align="start"/>
      <style:text-properties fo:font-size="12pt"/>
    </style:style>
    <style:style style:name="P20" style:family="paragraph">
      <style:paragraph-properties fo:margin-top="0cm" fo:margin-bottom="0cm" fo:text-align="start"/>
      <style:text-properties fo:font-style="italic" style:font-style-asian="italic" style:font-style-complex="italic"/>
    </style:style>
    <style:style style:name="P21" style:family="paragraph">
      <style:paragraph-properties fo:text-align="start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top="0cm" fo:margin-bottom="0cm" fo:text-align="start"/>
      <style:text-properties fo:font-size="6pt" fo:font-style="italic" style:font-size-asian="6pt" style:font-style-asian="italic" style:font-size-complex="6pt" style:font-style-complex="italic"/>
    </style:style>
    <style:style style:name="P2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24" style:family="paragraph">
      <loext:graphic-properties draw:fill="none"/>
      <style:paragraph-properties fo:margin-left="0cm" fo:margin-right="0cm" fo:text-align="start" fo:text-indent="0cm"/>
      <style:text-properties fo:font-size="6pt" fo:font-style="italic" style:font-size-asian="6pt" style:font-style-asian="italic" style:font-size-complex="6pt" style:font-style-complex="italic"/>
    </style:style>
    <style:style style:name="P25" style:family="paragraph">
      <loext:graphic-properties draw:fill-color="#ffff00"/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3.937cm" svg:x="17.383cm" svg:y="6.08cm">
          <text:p text:style-name="P1">Premise</text:p>
          <text:p text:style-name="P1">Generate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21cm" svg:height="2.413cm" svg:x="22.717cm" svg:y="6.842cm">
          <text:p text:style-name="P3">Truth</text:p>
          <text:p text:style-name="P3">Solve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.756cm" svg:height="2.667cm" svg:x="27.162cm" svg:y="6.715cm">
          <text:p text:style-name="P3">Derive</text:p>
          <text:list text:style-name="L1">
            <text:list-item>
              <text:p text:style-name="P5"><text:span text:style-name="T1">Determines Target</text:span></text:p>
              <text:p text:style-name="P5"><text:span text:style-name="T1">Concept</text:span></text:p>
            </text:list-item>
            <text:list-item>
              <text:p text:style-name="P5"><text:span text:style-name="T1">Temporalize</text:span></text:p>
            </text:list-item>
            <text:list-item>
              <text:p text:style-name="P5"><text:span text:style-name="T1">Task Buil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2.921cm" svg:height="2.413cm" svg:x="31.607cm" svg:y="6.842cm">
          <text:p text:style-name="P3">Concept</text:p>
          <text:p text:style-name="P3">Process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29.918cm" svg:y1="8.048cm" svg:x2="31.607cm" svg:y2="8.048cm" draw:start-shape="id1" draw:start-glue-point="1" draw:end-shape="id2" draw:end-glue-point="3" svg:d="M29918 8048h1689" svg:viewBox="0 0 1690 1">
          <text:p/>
        </draw:connector>
        <draw:connector draw:style-name="gr5" draw:text-style-name="P8" draw:layer="layout" draw:type="line" svg:x1="25.638cm" svg:y1="8.048cm" svg:x2="27.162cm" svg:y2="8.048cm" draw:start-shape="id3" draw:end-shape="id1" svg:d="M25638 8048h1524" svg:viewBox="0 0 1525 1">
          <text:p/>
        </draw:connector>
        <draw:connector draw:style-name="gr5" draw:text-style-name="P8" draw:layer="layout" draw:type="line" svg:x1="21.193cm" svg:y1="8.048cm" svg:x2="22.717cm" svg:y2="8.048cm" draw:start-shape="id4" draw:start-glue-point="1" draw:end-shape="id3" draw:end-glue-point="3" svg:d="M21193 8048h1524" svg:viewBox="0 0 1525 1">
          <text:p/>
        </draw:connector>
        <draw:connector draw:style-name="gr6" draw:text-style-name="P8" draw:layer="layout" draw:type="line" svg:x1="33.067cm" svg:y1="9.255cm" svg:x2="33.131cm" svg:y2="12.303cm" draw:start-shape="id2" draw:start-glue-point="2" draw:end-shape="id5" draw:end-glue-point="4" svg:d="M33067 9255l64 3048" svg:viewBox="0 0 65 3049">
          <text:p/>
        </draw:connector>
        <draw:connector draw:style-name="gr7" draw:text-style-name="P8" draw:layer="layout" draw:type="line" svg:x1="34.528cm" svg:y1="8.048cm" svg:x2="36.052cm" svg:y2="7.985cm" draw:start-shape="id2" draw:start-glue-point="1" draw:end-shape="id6" draw:end-glue-point="5" svg:d="M34528 8048l1524-63" svg:viewBox="0 0 1525 64">
          <text:p/>
        </draw:connector>
        <draw:custom-shape draw:style-name="gr8" draw:text-style-name="P9" xml:id="id5" draw:id="id5" draw:layer="layout" svg:width="2.286cm" svg:height="2.032cm" svg:x="31.988cm" svg:y="12.303cm">
          <text:p text:style-name="P5"><text:span text:style-name="T1">Rejected by Belief/Question Tab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xml:id="id6" draw:id="id6" draw:layer="layout" svg:width="2.286cm" svg:height="2.032cm" svg:x="36.052cm" svg:y="6.969cm">
          <text:p text:style-name="P5"><text:span text:style-name="T1">LEARN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0" xml:id="id7" draw:id="id7" draw:layer="layout" svg:width="2.921cm" svg:height="2.413cm" svg:x="9.509cm" svg:y="6.969cm">
          <text:p text:style-name="P3">Concept</text:p>
          <text:p text:style-name="P3">Select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4.318cm" svg:height="1.778cm" svg:x="13.7cm" svg:y="4.937cm">
          <text:p text:style-name="P11">Select</text:p>
          <text:p text:style-name="P11">TaskLink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2.43cm" svg:y1="8.175cm" svg:x2="13.7cm" svg:y2="5.826cm" draw:start-shape="id7" draw:start-glue-point="1" draw:end-shape="id8" draw:end-glue-point="3" svg:d="M12430 8175l1270-2349" svg:viewBox="0 0 1271 2350">
          <text:p/>
        </draw:connector>
        <draw:custom-shape draw:style-name="gr11" draw:text-style-name="P14" xml:id="id10" draw:id="id10" draw:layer="layout" svg:width="2.921cm" svg:height="2.032cm" svg:x="15.224cm" svg:y="7.096cm">
          <text:p text:style-name="P13">Belief</text:p>
          <text:p text:style-name="P13"><text:span text:style-name="T1">Match</text:span></text:p>
          <text:p text:style-name="P13"><text:span text:style-name="T1">Project</text:span></text:p>
          <text:p text:style-name="P13"><text:span text:style-name="T1">Answer</text:span></text:p>
          <text:p text:style-name="P13"><text:span text:style-name="T2">(Possibly null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9" draw:id="id9" draw:layer="layout" svg:width="5.08cm" svg:height="1.778cm" svg:x="12.938cm" svg:y="9.636cm">
          <text:p text:style-name="P11">Select</text:p>
          <text:p text:style-name="P11">TermLink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2.43cm" svg:y1="8.175cm" svg:x2="12.938cm" svg:y2="10.525cm" draw:start-shape="id7" draw:start-glue-point="1" draw:end-shape="id9" svg:d="M12430 8175l508 2350" svg:viewBox="0 0 509 2351">
          <text:p/>
        </draw:connector>
        <draw:connector draw:style-name="gr5" draw:text-style-name="P8" draw:layer="layout" draw:type="line" svg:x1="12.43cm" svg:y1="8.175cm" svg:x2="15.224cm" svg:y2="8.112cm" draw:start-shape="id7" draw:start-glue-point="1" draw:end-shape="id10" draw:end-glue-point="3" svg:d="M12430 8175l2794-63" svg:viewBox="0 0 2795 64">
          <text:p/>
        </draw:connector>
        <draw:connector draw:style-name="gr5" draw:text-style-name="P8" draw:layer="layout" draw:line-skew="2.786cm 1.77cm" svg:x1="15.478cm" svg:y1="9.636cm" svg:x2="15.224cm" svg:y2="8.112cm" draw:start-shape="id9" draw:start-glue-point="0" draw:end-shape="id10" draw:end-glue-point="3" svg:d="M15478 9636v-254h-1270v-1270h1016" svg:viewBox="0 0 1271 1525">
          <text:p/>
        </draw:connector>
        <draw:custom-shape draw:style-name="gr8" draw:text-style-name="P9" xml:id="id11" draw:id="id11" draw:layer="layout" svg:width="2.286cm" svg:height="2.032cm" svg:x="27.416cm" svg:y="12.43cm">
          <text:p text:style-name="P5"><text:span text:style-name="T1">Invalid Concept</text:span></text:p>
          <text:p text:style-name="P5"><text:span text:style-name="T1">Invalid Temporaliz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8.54cm" svg:y1="9.382cm" svg:x2="28.559cm" svg:y2="12.43cm" draw:start-shape="id1" draw:start-glue-point="2" draw:end-shape="id11" svg:d="M28540 9382l19 3048" svg:viewBox="0 0 20 3049">
          <text:p/>
        </draw:connector>
        <draw:custom-shape draw:style-name="gr8" draw:text-style-name="P9" xml:id="id12" draw:id="id12" draw:layer="layout" svg:width="2.286cm" svg:height="2.032cm" svg:x="22.971cm" svg:y="12.557cm">
          <text:p text:style-name="P5"><text:span text:style-name="T1">Insufficient Confidence</text:span></text:p>
          <text:p text:style-name="P5"><text:span text:style-name="T1">Cyclic or Overlapping Premi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4.177cm" svg:y1="9.255cm" svg:x2="24.114cm" svg:y2="12.557cm" draw:start-shape="id3" draw:start-glue-point="2" draw:end-shape="id12" svg:d="M24177 9255l-63 3302" svg:viewBox="0 0 64 3303">
          <text:p/>
        </draw:connector>
        <draw:custom-shape draw:style-name="gr8" draw:text-style-name="P9" xml:id="id13" draw:id="id13" draw:layer="layout" svg:width="2.286cm" svg:height="2.032cm" svg:x="18.145cm" svg:y="12.43cm">
          <text:p text:style-name="P5"><text:span text:style-name="T1">Deleted Parent Tasks/Links</text:span></text:p>
          <text:p text:style-name="P5"><text:span text:style-name="T1">Image/Product Conflic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19.288cm" svg:y1="10.017cm" svg:x2="19.288cm" svg:y2="12.43cm" draw:start-shape="id4" draw:end-shape="id13" draw:end-glue-point="4" svg:d="M19288 10017v2413" svg:viewBox="0 0 1 2414">
          <text:p/>
        </draw:connector>
      </draw:page>
      <draw:page draw:name="page2" draw:style-name="dp1" draw:master-page-name="Default">
        <draw:custom-shape draw:style-name="gr13" draw:text-style-name="P2" xml:id="id18" draw:id="id18" draw:layer="layout" svg:width="3.556cm" svg:height="4.445cm" svg:x="18.272cm" svg:y="7.731cm">
          <text:p text:style-name="P1"><text:span text:style-name="T3">Premise</text:span></text:p>
          <text:p text:style-name="P1">Formed</text:p>
          <text:p text:style-name="P1"/>
          <text:p text:style-name="P1"><text:span text:style-name="T1">Permuting Batches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3.048cm" svg:height="2.794cm" svg:x="23.733cm" svg:y="8.62cm">
          <text:p text:style-name="P5"><text:span text:style-name="T3">Truth</text:span></text:p>
          <text:p text:style-name="P5">Valued</text:p>
          <text:p text:style-name="P5"><text:span text:style-name="T1">Freq</text:span></text:p>
          <text:p text:style-name="P5"><text:span text:style-name="T1">Conf</text:span><text:span text:style-name="T1"><text:line-break/></text:span><text:span text:style-name="T1">Punctu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4" draw:id="id14" draw:layer="layout" svg:width="3.937cm" svg:height="4.064cm" svg:x="33.954cm" svg:y="7.985cm">
          <text:p text:style-name="P5"><text:span text:style-name="T3">Task </text:span></text:p>
          <text:p text:style-name="P5">Derived</text:p>
          <text:list text:style-name="L1">
            <text:list-item>
              <text:p text:style-name="P5"><text:span text:style-name="T1">Determines Target</text:span></text:p>
              <text:p text:style-name="P5"><text:span text:style-name="T1">Concept</text:span></text:p>
            </text:list-item>
            <text:list-item>
              <text:p text:style-name="P5"><text:span text:style-name="T1">Temporalize (occ, dt)</text:span></text:p>
            </text:list-item>
            <text:list-item>
              <text:p text:style-name="P5"><text:span text:style-name="T1">Task Budget</text:span></text:p>
            </text:list-item>
            <text:list-item>
              <text:p text:style-name="P5"><text:span text:style-name="T1">Task Constructed</text:span></text:p>
            </text:list-item>
            <text:list-item>
              <text:p text:style-name="P5"><text:span text:style-name="T1">Immediate Eternaliz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xml:id="id15" draw:id="id15" draw:layer="layout" svg:width="3.429cm" svg:height="3.556cm" svg:x="39.1cm" svg:y="8.366cm">
          <text:p text:style-name="P3"><text:span text:style-name="T3">Concept</text:span></text:p>
          <text:p text:style-name="P3">Process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37.891cm" svg:y1="10.017cm" svg:x2="39.1cm" svg:y2="10.144cm" draw:start-shape="id14" draw:start-glue-point="1" draw:end-shape="id15" draw:end-glue-point="3" svg:d="M37891 10017l1209 127" svg:viewBox="0 0 1210 128">
          <text:p/>
        </draw:connector>
        <draw:connector draw:style-name="gr5" draw:text-style-name="P8" draw:layer="layout" draw:type="line" svg:x1="26.781cm" svg:y1="10.017cm" svg:x2="28.195cm" svg:y2="9.953cm" draw:start-shape="id16" draw:end-shape="id17" draw:end-glue-point="3" svg:d="M26781 10017l1414-64" svg:viewBox="0 0 1415 65">
          <text:p/>
        </draw:connector>
        <draw:connector draw:style-name="gr5" draw:text-style-name="P8" draw:layer="layout" draw:type="line" svg:x1="21.828cm" svg:y1="9.953cm" svg:x2="23.733cm" svg:y2="10.017cm" draw:start-shape="id18" draw:start-glue-point="1" draw:end-shape="id16" draw:end-glue-point="3" svg:d="M21828 9953l1905 64" svg:viewBox="0 0 1906 65">
          <text:p/>
        </draw:connector>
        <draw:connector draw:style-name="gr6" draw:text-style-name="P8" draw:layer="layout" draw:type="line" svg:x1="40.814cm" svg:y1="11.922cm" svg:x2="40.939cm" svg:y2="15.224cm" draw:start-shape="id15" draw:start-glue-point="2" draw:end-shape="id19" draw:end-glue-point="4" svg:d="M40814 11922l125 3302" svg:viewBox="0 0 126 3303">
          <text:p/>
        </draw:connector>
        <draw:connector draw:style-name="gr17" draw:text-style-name="P8" draw:layer="layout" draw:type="curve" svg:x1="40.814cm" svg:y1="8.366cm" svg:x2="26.654cm" svg:y2="3.413cm" draw:start-shape="id15" draw:start-glue-point="0" draw:end-shape="id20" draw:end-glue-point="7" svg:d="M40814 8366c0-3302-4720-4953-14160-4953" svg:viewBox="0 0 14161 4954">
          <text:p/>
        </draw:connector>
        <draw:custom-shape draw:style-name="gr8" draw:text-style-name="P9" xml:id="id19" draw:id="id19" draw:layer="layout" svg:width="2.286cm" svg:height="2.032cm" svg:x="39.796cm" svg:y="15.224cm">
          <text:p text:style-name="P5"><text:span text:style-name="T1">Rejected by Belief/Question Tab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18" xml:id="id20" draw:id="id20" draw:layer="layout" svg:width="4.572cm" svg:height="3.048cm" svg:x="22.082cm" svg:y="1.889cm">
          <text:p text:style-name="P17"><text:span text:style-name="T4">NARrchy</text:span></text:p>
          <text:p text:style-name="P17"><text:span text:style-name="T5">Deri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text-style-name="P10" xml:id="id21" draw:id="id21" draw:layer="layout" svg:width="3.048cm" svg:height="2.921cm" svg:x="6.969cm" svg:y="8.493cm">
          <text:p text:style-name="P3"><text:span text:style-name="T3">Concept</text:span></text:p>
          <text:p text:style-name="P3">Selected</text:p>
          <draw:enhanced-geometry svg:viewBox="0 0 21600 21600" draw:type="rectangle" draw:enhanced-path="M 0 0 L 21600 0 21600 21600 0 21600 0 0 Z N"/>
        </draw:custom-shape>
        <draw:custom-shape draw:style-name="gr20" draw:text-style-name="P12" xml:id="id22" draw:id="id22" draw:layer="layout" svg:width="4.318cm" svg:height="1.778cm" svg:x="12.049cm" svg:y="5.953cm">
          <text:p text:style-name="P11"><text:span text:style-name="T3">TaskLink</text:span></text:p>
          <text:p text:style-name="P11">Selected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2.049cm" svg:y2="6.842cm" draw:start-shape="id21" draw:start-glue-point="1" draw:end-shape="id22" draw:end-glue-point="3" svg:d="M10017 9953l2032-3111" svg:viewBox="0 0 2033 3112">
          <text:p/>
        </draw:connector>
        <draw:custom-shape draw:style-name="gr21" draw:text-style-name="P19" xml:id="id24" draw:id="id24" draw:layer="layout" svg:width="2.921cm" svg:height="2.032cm" svg:x="12.811cm" svg:y="8.874cm">
          <text:p text:style-name="P13"><text:span text:style-name="T3">Belief Task</text:span></text:p>
          <text:p text:style-name="P13"><text:span text:style-name="T2">(Possibly null)</text:span></text:p>
          <text:p text:style-name="P13"><text:span text:style-name="T1">Matched</text:span></text:p>
          <text:p text:style-name="P13"><text:span text:style-name="T1">Projected</text:span></text:p>
          <text:p text:style-name="P13"><text:span text:style-name="T1">Answered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23" draw:id="id23" draw:layer="layout" svg:width="4.191cm" svg:height="1.778cm" svg:x="11.668cm" svg:y="12.557cm">
          <text:p text:style-name="P11"><text:span text:style-name="T3">TermLink</text:span></text:p>
          <text:p text:style-name="P11">Select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1.668cm" svg:y2="13.446cm" draw:start-shape="id21" draw:start-glue-point="1" draw:end-shape="id23" svg:d="M10017 9953l1651 3493" svg:viewBox="0 0 1652 3494">
          <text:p/>
        </draw:connector>
        <draw:connector draw:style-name="gr5" draw:text-style-name="P8" draw:layer="layout" draw:type="line" svg:x1="10.017cm" svg:y1="9.953cm" svg:x2="12.811cm" svg:y2="9.89cm" draw:start-shape="id21" draw:start-glue-point="1" draw:end-shape="id24" draw:end-glue-point="3" svg:d="M10017 9953l2794-63" svg:viewBox="0 0 2795 64">
          <text:p/>
        </draw:connector>
        <draw:connector draw:style-name="gr5" draw:text-style-name="P8" draw:layer="layout" draw:line-skew="-0.064cm -0.641cm" svg:x1="13.763cm" svg:y1="12.557cm" svg:x2="12.811cm" svg:y2="9.89cm" draw:start-shape="id23" draw:start-glue-point="0" draw:end-shape="id24" draw:end-glue-point="3" svg:d="M13763 12557v-889h-2095v-1778h1143" svg:viewBox="0 0 2096 2668">
          <text:p/>
        </draw:connector>
        <draw:custom-shape draw:style-name="gr8" draw:text-style-name="P9" xml:id="id25" draw:id="id25" draw:layer="layout" svg:width="2.286cm" svg:height="2.032cm" svg:x="34.782cm" svg:y="15.097cm">
          <text:list text:style-name="L1">
            <text:list-item>
              <text:p text:style-name="P5"><text:span text:style-name="T1">Insufficient Budget</text:span></text:p>
            </text:list-item>
            <text:list-item>
              <text:p text:style-name="P5"><text:span text:style-name="T1">Invalid Temporalization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5.922cm" svg:y1="12.049cm" svg:x2="35.925cm" svg:y2="15.097cm" draw:start-shape="id14" draw:start-glue-point="2" draw:end-shape="id25" svg:d="M35922 12049l3 3048" svg:viewBox="0 0 4 3049">
          <text:p/>
        </draw:connector>
        <draw:custom-shape draw:style-name="gr8" draw:text-style-name="P9" xml:id="id26" draw:id="id26" draw:layer="layout" svg:width="2.286cm" svg:height="2.032cm" svg:x="24.114cm" svg:y="15.097cm">
          <text:list text:style-name="L1">
            <text:list-item>
              <text:p text:style-name="P5"><text:span text:style-name="T1">Insufficient Confidence</text:span></text:p>
            </text:list-item>
            <text:list-item>
              <text:p text:style-name="P5"><text:span text:style-name="T1">Cyclic or Overlapping Premise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5.257cm" svg:y1="11.414cm" svg:x2="25.257cm" svg:y2="15.097cm" draw:start-shape="id16" draw:start-glue-point="2" draw:end-shape="id26" svg:d="M25257 11414v3683" svg:viewBox="0 0 1 3684">
          <text:p/>
        </draw:connector>
        <draw:custom-shape draw:style-name="gr8" draw:text-style-name="P9" xml:id="id27" draw:id="id27" draw:layer="layout" svg:width="2.286cm" svg:height="2.032cm" svg:x="18.907cm" svg:y="14.97cm">
          <text:p text:style-name="P5"><text:span text:style-name="T1">Deleted Parent Tasks/Links</text:span></text:p>
          <text:p text:style-name="P5"><text:span text:style-name="T1">Image/Product Conflic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0.05cm" svg:y1="12.176cm" svg:x2="20.05cm" svg:y2="14.97cm" draw:start-shape="id18" draw:end-shape="id27" draw:end-glue-point="4" svg:d="M20050 12176v2794" svg:viewBox="0 0 1 2795">
          <text:p/>
        </draw:connector>
        <draw:connector draw:style-name="gr23" draw:text-style-name="P22" draw:layer="layout" draw:type="curve" draw:line-skew="0cm 1.725cm" svg:x1="42.529cm" svg:y1="10.144cm" svg:x2="35.922cm" svg:y2="12.049cm" draw:start-shape="id15" draw:start-glue-point="1" draw:end-shape="id14" svg:d="M42529 10144c750 0 625 2066-1214 3377s-5393 1867-5393-1472" svg:viewBox="0 0 7039 4403">
          <text:p text:style-name="P20"><text:span text:style-name="T6">Once target concept is known</text:span></text:p>
          <text:p text:style-name="P21"><text:span text:style-name="T6">A higher minimum, </text:span></text:p>
          <text:p text:style-name="P21"><text:span text:style-name="T6">truth and budget thresholds</text:span></text:p>
          <text:p text:style-name="P21"><text:span text:style-name="T6">(According to its belief capacity)</text:span></text:p>
          <text:p text:style-name="P21"><text:span text:style-name="T6">Preventing additional wasted effort</text:span></text:p>
        </draw:connector>
        <draw:connector draw:style-name="gr24" draw:text-style-name="P24" draw:layer="layout" draw:type="curve" draw:line-skew="0cm 1.945cm" svg:x1="37.891cm" svg:y1="10.017cm" svg:x2="25.257cm" svg:y2="11.414cm" draw:start-shape="id14" draw:start-glue-point="1" draw:end-shape="id16" draw:end-glue-point="2" svg:d="M37891 10017c750 0 625 2239-2721 3744s-9913 2274-9913-2347" svg:viewBox="0 0 13010 4908">
          <text:p text:style-name="P23"><text:span text:style-name="T6">Aggregate confidence</text:span></text:p>
          <text:p text:style-name="P23"><text:span text:style-name="T6">heuristics can adjust the default</text:span></text:p>
          <text:p text:style-name="P23"><text:span text:style-name="T6">minimum confidence, by resulting:</text:span></text:p>
          <text:list text:style-name="L1">
            <text:list-item>
              <text:p text:style-name="P23"><text:span text:style-name="T6">Freq, Conf</text:span></text:p>
            </text:list-item>
            <text:list-item>
              <text:p text:style-name="P23"><text:span text:style-name="T6">Resulting Concept Operator</text:span></text:p>
            </text:list-item>
            <text:list-item>
              <text:p text:style-name="P23"><text:span text:style-name="T6">Punctuation</text:span></text:p>
            </text:list-item>
            <text:list-item>
              <text:p text:style-name="P23"><text:span text:style-name="T6">Time</text:span></text:p>
            </text:list-item>
          </text:list>
        </draw:connector>
        <draw:connector draw:style-name="gr17" draw:text-style-name="P8" draw:layer="layout" draw:type="curve" svg:x1="22.082cm" svg:y1="3.413cm" svg:x2="8.493cm" svg:y2="8.493cm" draw:start-shape="id20" draw:start-glue-point="5" draw:end-shape="id21" draw:end-glue-point="0" svg:d="M22082 3413c-9060 0-13589 1693-13589 5080" svg:viewBox="0 0 13590 5081">
          <text:p/>
        </draw:connector>
        <draw:custom-shape draw:style-name="gr25" draw:text-style-name="P25" xml:id="id17" draw:id="id17" draw:layer="layout" svg:width="4.826cm" svg:height="5.715cm" draw:transform="skewX (0.00593411945678072) translate (28.212cm 7.096cm)">
          <text:p text:style-name="P5"><text:span text:style-name="T3">Term</text:span></text:p>
          <text:p text:style-name="P5">Matched</text:p>
          <text:list text:style-name="L1">
            <text:list-item>
              <text:p text:style-name="P5"><text:span text:style-name="T1">Term/Variable Unification</text:span></text:p>
            </text:list-item>
            <text:list-item>
              <text:p text:style-name="P5"><text:span text:style-name="T1">Ellipsises</text:span></text:p>
            </text:list-item>
            <text:list-item>
              <text:p text:style-name="P5"><text:span text:style-name="T1">Multiple possible results</text:span></text:p>
            </text:list-item>
            <text:list-item>
              <text:p text:style-name="P5"><text:span text:style-name="T1">via Stacked Termutators</text:span></text:p>
              <text:list>
                <text:list-item>
                  <text:list>
                    <text:list-item>
                      <text:p text:style-name="P5"><text:span text:style-name="T1">Ammortized</text:span></text:p>
                    </text:list-item>
                    <text:list-item>
                      <text:p text:style-name="P5"><text:span text:style-name="T1">Balanced Shuffling, </text:span></text:p>
                      <text:p text:style-name="P5"><text:span text:style-name="T1">within adjustable</text:span></text:p>
                      <text:p text:style-name="P5"><text:span text:style-name="T1">permutation</text:span></text:p>
                      <text:p text:style-name="P5"><text:span text:style-name="T1">limit (AIKR)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1">Second-Layer Unification</text:span></text:p>
              <text:p text:style-name="P5"><text:span text:style-name="T1">and Post-Processing</text:span></text:p>
              <text:p text:style-name="P5"><text:span text:style-name="T1">Opera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33.021cm" svg:y1="9.953cm" svg:x2="33.954cm" svg:y2="10.017cm" draw:start-shape="id17" draw:start-glue-point="1" draw:end-shape="id14" draw:end-glue-point="3" svg:d="M33021 9953l933 64" svg:viewBox="0 0 934 65">
          <text:p/>
        </draw:connector>
        <draw:custom-shape draw:style-name="gr8" draw:text-style-name="P9" xml:id="id28" draw:id="id28" draw:layer="layout" svg:width="2.286cm" svg:height="2.032cm" svg:x="29.448cm" svg:y="14.97cm">
          <text:list text:style-name="L1">
            <text:list-item>
              <text:p text:style-name="P5"><text:span text:style-name="T1">No Match(es) Found</text:span></text:p>
            </text:list-item>
            <text:list-item>
              <text:p text:style-name="P5"><text:span text:style-name="T1">Invalid Task/Concept Term</text:span></text:p>
            </text:list-item>
            <text:list-item>
              <text:p text:style-name="P5"><text:span text:style-name="T1">Excessive Term Complexity</text:span></text:p>
            </text:list-item>
          </text:list>
          <text:p text:style-name="P5"><text:span text:style-name="T1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0.591cm" svg:y1="12.811cm" svg:x2="30.591cm" svg:y2="14.97cm" draw:start-shape="id17" draw:end-shape="id28" draw:end-glue-point="4" svg:d="M30591 12811v2159" svg:viewBox="0 0 1 2160">
          <text:p/>
        </draw:connector>
        <draw:connector draw:style-name="gr5" draw:text-style-name="P8" draw:layer="layout" draw:type="line" svg:x1="15.859cm" svg:y1="13.446cm" svg:x2="18.272cm" svg:y2="9.953cm" draw:start-shape="id23" draw:start-glue-point="1" draw:end-shape="id18" draw:end-glue-point="3" svg:d="M15859 13446l2413-3493" svg:viewBox="0 0 2414 3494">
          <text:p/>
        </draw:connector>
        <draw:connector draw:style-name="gr5" draw:text-style-name="P8" draw:layer="layout" draw:type="line" svg:x1="15.732cm" svg:y1="9.89cm" svg:x2="18.272cm" svg:y2="9.953cm" draw:start-shape="id24" draw:end-shape="id18" draw:end-glue-point="3" svg:d="M15732 9890l2540 63" svg:viewBox="0 0 2541 64">
          <text:p/>
        </draw:connector>
        <draw:connector draw:style-name="gr5" draw:text-style-name="P8" draw:layer="layout" draw:type="line" svg:x1="16.367cm" svg:y1="6.842cm" svg:x2="18.272cm" svg:y2="9.953cm" draw:start-shape="id22" draw:start-glue-point="1" draw:end-shape="id18" draw:end-glue-point="3" svg:d="M16367 6842l1905 3111" svg:viewBox="0 0 1906 3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02:25:27.678823722</meta:creation-date>
    <dc:date>2016-05-23T03:35:17.973485181</dc:date>
    <meta:editing-duration>PT49M9S</meta:editing-duration>
    <meta:editing-cycles>16</meta:editing-cycles>
    <meta:generator>LibreOffice/5.1.2.2$Linux_X86_64 LibreOffice_project/10m0$Build-2</meta:generator>
    <meta:document-statistic meta:object-count="60"/>
  </office:meta>
</office:document-meta>
</file>